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19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1.01cm" fo:min-width="4.852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8.145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299cm" svg:y1="1.891cm" svg:x2="6.299cm" svg:y2="2.876cm">
          <text:p/>
        </draw:line>
        <draw:line draw:style-name="gr2" draw:text-style-name="P3" draw:layer="layout" svg:x1="6.399cm" svg:y1="8.389cm" svg:x2="6.399cm" svg:y2="9.374cm">
          <text:p/>
        </draw:line>
        <draw:line draw:style-name="gr2" draw:text-style-name="P3" draw:layer="layout" svg:x1="6.299cm" svg:y1="11.616cm" svg:x2="6.299cm" svg:y2="12.601cm">
          <text:p/>
        </draw:line>
        <draw:polygon draw:style-name="gr3" draw:text-style-name="P5" draw:layer="layout" svg:width="8.34cm" svg:height="1.312cm" svg:x="2.1cm" svg:y="7.087cm" svg:viewBox="0 0 8341 1313" draw:points="1936,0 6696,0 6672,7 8341,438 8341,1313 0,1313 0,501">
          <text:p text:style-name="P4"><text:span text:style-name="T2">for(i:=0; i&lt;count_x; </text:span><text:span text:style-name="T1">i:=i+1)</text:span></text:p>
        </draw:polygon>
        <draw:line draw:style-name="gr2" draw:text-style-name="P3" draw:layer="layout" svg:x1="6.299cm" svg:y1="6.091cm" svg:x2="6.299cm" svg:y2="7.076cm">
          <text:p/>
        </draw:line>
        <draw:path draw:style-name="gr4" draw:text-style-name="P5" draw:layer="layout" svg:width="11.749cm" svg:height="2.349cm" svg:x="0.5cm" svg:y="9.4cm" svg:viewBox="0 0 11750 2350" svg:d="M0 2350v-2350h11750v2350zM653 81v2269zM11097 81v2269z">
          <text:p text:style-name="P6"><text:span text:style-name="T2">x:=input_value(</text:span><text:span text:style-name="T1">"input", "error", true, 0.1, 1)</text:span></text:p>
          <text:p text:style-name="P6"><text:span text:style-name="T1">x_values[i]:=x</text:span></text:p>
          <text:p text:style-name="P6"><text:span text:style-name="T1">f_x_cmath[i]:=with_cmath(x)</text:span></text:p>
          <text:p text:style-name="P6"><text:span text:style-name="T1">f_x_decomposition[i]:=with_decomposition(x,n)</text:span></text:p>
        </draw:path>
        <draw:polygon draw:style-name="gr5" draw:text-style-name="P5" draw:layer="layout" svg:width="8.34cm" svg:height="1.312cm" draw:transform="rotate (-3.14159265358979) translate (10.649cm 13.862cm)" svg:viewBox="0 0 8341 1313" draw:points="1936,0 6696,0 6672,7 8341,438 8341,1313 0,1313 0,501">
          <text:p/>
        </draw:polygon>
        <draw:frame draw:style-name="gr6" draw:text-style-name="P7" draw:layer="layout" svg:width="6.119cm" svg:height="0.806cm" svg:x="3.655cm" svg:y="12.794cm">
          <draw:text-box>
            <text:p text:style-name="P6"><text:span text:style-name="T2">for(i:=0; i&lt;count_x; </text:span><text:span text:style-name="T1">i:=i+1)</text:span></text:p>
          </draw:text-box>
        </draw:frame>
        <draw:line draw:style-name="gr7" draw:text-style-name="P3" draw:layer="layout" svg:x1="10.65cm" svg:y1="13.05cm" svg:x2="13.4cm" svg:y2="13.05cm">
          <text:p/>
        </draw:line>
        <draw:line draw:style-name="gr7" draw:text-style-name="P3" draw:layer="layout" svg:x1="13.425cm" svg:y1="13.099cm" svg:x2="13.425cm" svg:y2="7.749cm">
          <text:p/>
        </draw:line>
        <draw:polygon draw:style-name="gr3" draw:text-style-name="P5" draw:layer="layout" svg:width="8.34cm" svg:height="1.312cm" svg:x="2.101cm" svg:y="14.888cm" svg:viewBox="0 0 8341 1313" draw:points="1936,0 6696,0 6672,7 8341,438 8341,1313 0,1313 0,501">
          <text:p text:style-name="P4"><text:span text:style-name="T1">for(i:=0; i&lt;count_x; i:=i+1)</text:span></text:p>
        </draw:polygon>
        <draw:line draw:style-name="gr2" draw:text-style-name="P3" draw:layer="layout" svg:x1="6.299cm" svg:y1="13.916cm" svg:x2="6.299cm" svg:y2="14.901cm">
          <text:p/>
        </draw:line>
        <draw:custom-shape draw:style-name="gr8" draw:text-style-name="P2" draw:layer="layout" svg:width="8.5cm" svg:height="2cm" svg:x="2cm" svg:y="17.25cm">
          <text:p text:style-name="P8"><text:span text:style-name="T2">вывод(x_values[i],</text:span></text:p>
          <text:p text:style-name="P8"><text:span text:style-name="T2">f_x_cmath[i], f_x_decomposition[i]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2" draw:text-style-name="P3" draw:layer="layout" svg:x1="6.299cm" svg:y1="16.216cm" svg:x2="6.299cm" svg:y2="17.201cm">
          <text:p/>
        </draw:line>
        <draw:line draw:style-name="gr2" draw:text-style-name="P3" draw:layer="layout" svg:x1="6.3cm" svg:y1="19.216cm" svg:x2="6.3cm" svg:y2="20.201cm">
          <text:p/>
        </draw:line>
        <draw:polygon draw:style-name="gr5" draw:text-style-name="P5" draw:layer="layout" svg:width="8.34cm" svg:height="1.312cm" draw:transform="rotate (-3.14159265358979) translate (10.65cm 21.462cm)" svg:viewBox="0 0 8341 1313" draw:points="1936,0 6696,0 6672,7 8341,438 8341,1313 0,1313 0,501">
          <text:p/>
        </draw:polygon>
        <draw:frame draw:style-name="gr6" draw:text-style-name="P7" draw:layer="layout" svg:width="6.119cm" svg:height="0.806cm" svg:x="3.656cm" svg:y="20.394cm">
          <draw:text-box>
            <text:p text:style-name="P6"><text:span text:style-name="T2">for(i:=0; i&lt;count_x; </text:span><text:span text:style-name="T1">i:=i+1)</text:span></text:p>
          </draw:text-box>
        </draw:frame>
        <draw:line draw:style-name="gr7" draw:text-style-name="P3" draw:layer="layout" svg:x1="10.65cm" svg:y1="20.55cm" svg:x2="13.4cm" svg:y2="20.55cm">
          <text:p/>
        </draw:line>
        <draw:line draw:style-name="gr7" draw:text-style-name="P3" draw:layer="layout" svg:x1="13.387cm" svg:y1="20.602cm" svg:x2="13.387cm" svg:y2="15.75cm">
          <text:p/>
        </draw:line>
        <draw:line draw:style-name="gr2" draw:text-style-name="P3" draw:layer="layout" svg:x1="6.299cm" svg:y1="21.491cm" svg:x2="6.299cm" svg:y2="22.476cm">
          <text:p/>
        </draw:line>
        <draw:custom-shape draw:style-name="gr1" draw:text-style-name="P2" draw:layer="layout" svg:width="6.488cm" svg:height="1.64cm" svg:x="3.086cm" svg:y="22.551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75cm" svg:y1="2.8cm" svg:x2="12.75cm" svg:y2="6.05cm">
          <text:p/>
        </draw:line>
        <draw:line draw:style-name="gr7" draw:text-style-name="P3" draw:layer="layout" svg:x1="12.75cm" svg:y1="2.8cm" svg:x2="13.5cm" svg:y2="2.8cm">
          <text:p/>
        </draw:line>
        <draw:line draw:style-name="gr7" draw:text-style-name="P3" draw:layer="layout" svg:x1="12.75cm" svg:y1="6cm" svg:x2="13.5cm" svg:y2="6cm">
          <text:p/>
        </draw:line>
        <draw:frame draw:style-name="gr9" draw:text-style-name="P9" draw:layer="layout" svg:width="8.645cm" svg:height="3.581cm" svg:x="12.5cm" svg:y="2.619cm">
          <draw:text-box>
            <text:p text:style-name="P6"><text:span text:style-name="T1">input_value("input", "error", true, 0)</text:span></text:p>
            <text:p text:style-name="P6"><text:span text:style-name="T2">"input</text:span><text:span text:style-name="T1">" — текст при вводе</text:span></text:p>
            <text:p text:style-name="P6"><text:span text:style-name="T2">"error</text:span><text:span text:style-name="T1">" — текст при ошибке ввода</text:span></text:p>
            <text:p text:style-name="P6"><text:span text:style-name="T1">cheking_interval = true — проверять</text:span></text:p>
            <text:p text:style-name="P6"><text:span text:style-name="T1">интервал</text:span></text:p>
            <text:p text:style-name="P6"><text:span text:style-name="T1">0 — нижняя граница интервала</text:span></text:p>
          </draw:text-box>
        </draw:frame>
        <draw:line draw:style-name="gr10" draw:text-style-name="P3" draw:layer="layout" svg:x1="13.4cm" svg:y1="7.75cm" svg:x2="10.4cm" svg:y2="7.75cm">
          <text:p/>
        </draw:line>
        <draw:path draw:style-name="gr4" draw:text-style-name="P10" draw:layer="layout" svg:width="11.749cm" svg:height="3.149cm" svg:x="0.5cm" svg:y="2.9cm" svg:viewBox="0 0 11750 3150" svg:d="M0 3150v-3150h11750v3150zM653 109v3041zM11097 109v3041z">
          <text:p text:style-name="P6"><text:span text:style-name="T1">n:=input_value("input", "error", true, 0)</text:span></text:p>
          <text:p text:style-name="P6"><text:span text:style-name="T2">count_x:=input_value(</text:span><text:span text:style-name="T1">"input", "error", true, 0)</text:span></text:p>
          <text:p text:style-name="P6"><text:span text:style-name="T1">x_values[count_x]</text:span></text:p>
          <text:p text:style-name="P6"><text:span text:style-name="T1">f_x_cmath[count_x]</text:span></text:p>
          <text:p text:style-name="P6"><text:span text:style-name="T1">f_x_decomposition[count_x]</text:span></text:p>
        </draw:path>
        <draw:line draw:style-name="gr10" draw:text-style-name="P3" draw:layer="layout" svg:x1="13.401cm" svg:y1="15.75cm" svg:x2="10.401cm" svg:y2="15.75cm">
          <text:p/>
        </draw:line>
        <draw:line draw:style-name="gr7" draw:text-style-name="P3" draw:layer="layout" svg:x1="13.75cm" svg:y1="9.2cm" svg:x2="13.75cm" svg:y2="13.25cm">
          <text:p/>
        </draw:line>
        <draw:line draw:style-name="gr7" draw:text-style-name="P3" draw:layer="layout" svg:x1="13.75cm" svg:y1="9.15cm" svg:x2="14.5cm" svg:y2="9.15cm">
          <text:p/>
        </draw:line>
        <draw:frame draw:style-name="gr11" draw:text-style-name="P9" draw:layer="layout" svg:width="7.147cm" svg:height="4.136cm" svg:x="13.75cm" svg:y="9.114cm">
          <draw:text-box>
            <text:p><text:span text:style-name="T1">with_cmath(x) —вычисление </text:span></text:p>
            <text:p><text:span text:style-name="T1">f(x) с помощью библиотеки </text:span></text:p>
            <text:p><text:span text:style-name="T1">Cmath</text:span></text:p>
            <text:p><text:span text:style-name="T1">with_decomposition(x, n) - </text:span></text:p>
            <text:p><text:span text:style-name="T1">вычисление f(x) с помощью</text:span></text:p>
            <text:p><text:span text:style-name="T1">разложения функций в ряд</text:span></text:p>
            <text:p><text:span text:style-name="T1">с количеством членов n</text:span></text:p>
          </draw:text-box>
        </draw:frame>
        <draw:line draw:style-name="gr7" draw:text-style-name="P3" draw:layer="layout" svg:x1="13.75cm" svg:y1="13.25cm" svg:x2="14.5cm" svg:y2="13.25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17T21:39:28.304695665</dc:date>
    <meta:editing-duration>PT49M18S</meta:editing-duration>
    <meta:editing-cycles>10</meta:editing-cycles>
    <meta:generator>LibreOffice/25.2.6.2$Linux_X86_64 LibreOffice_project/520$Build-2</meta:generator>
    <meta:document-statistic meta:object-count="33"/>
  </office:meta>
</office:document-meta>
</file>